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1.1689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1.7807in"/>
    </style:style>
    <style:style style:name="co22" style:family="table-column">
      <style:table-column-properties fo:break-before="auto" style:column-width="1.3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rebuchet MS"/>
    </style:style>
    <style:style style:name="ce3" style:family="table-cell" style:parent-style-name="Default">
      <style:text-properties style:font-name="Trebuchet MS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rebuchet MS"/>
    </style:style>
    <style:style style:name="ce5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9" style:family="table-cell" style:parent-style-name="Default" style:data-style-name="N130">
      <style:table-cell-properties fo:border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31">
      <style:table-cell-properties fo:border="0.06pt solid #000000"/>
    </style:style>
    <style:style style:name="ce12" style:family="table-cell" style:parent-style-name="Default" style:data-style-name="N130">
      <style:table-cell-properties fo:border="0.06pt solid #000000"/>
    </style:style>
    <style:style style:name="ce4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4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27" style:family="table-cell" style:parent-style-name="Default" style:data-style-name="N131">
      <style:table-cell-properties fo:background-color="#ccffcc" fo:border="2.49pt solid #000000" style:vertical-align="middle"/>
    </style:style>
    <style:style style:name="ce28" style:family="table-cell" style:parent-style-name="Default">
      <style:table-cell-properties fo:background-color="#dddddd" fo:border="0.06pt solid #000000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30" style:family="table-cell" style:parent-style-name="Default" style:data-style-name="N131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font-name="Trebuchet MS" fo:font-weight="bold" style:font-weight-asian="bold" style:font-weight-complex="bold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5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5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font-name="Trebuchet MS1" fo:font-weight="bold" style:font-weight-asian="bold" style:font-weight-complex="bold"/>
    </style:style>
    <style:style style:name="ce5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38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 style:data-style-name="N134">
      <style:table-cell-properties fo:border="0.06pt solid #000000"/>
    </style:style>
    <style:style style:name="ce62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5" style:family="table-cell" style:parent-style-name="Default">
      <style:table-cell-properties fo:background-color="#808080"/>
    </style:style>
    <style:style style:name="ce66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in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69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808080" fo:border="none"/>
    </style:style>
    <style:style style:name="ce71" style:family="table-cell" style:parent-style-name="Default">
      <style:table-cell-properties fo:background-color="#afd095" fo:border="0.74pt solid #000000"/>
    </style:style>
    <style:style style:name="ce72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1"/>
        <table:table-column table:style-name="co10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19" office:value-type="string" calcext:value-type="string">
            <text:p>FPS</text:p>
          </table:table-cell>
          <table:table-cell table:style-name="ce19" office:value-type="string" calcext:value-type="string">
            <text:p>Current</text:p>
          </table:table-cell>
          <table:table-cell table:style-name="ce19" office:value-type="string" calcext:value-type="string">
            <text:p>End temperature</text:p>
          </table:table-cell>
          <table:table-cell table:style-name="ce8"/>
          <table:table-cell table:style-name="ce19" office:value-type="string" calcext:value-type="string">
            <text:p>Starting temperature</text:p>
          </table:table-cell>
          <table:table-cell/>
          <table:table-cell table:style-name="ce19" office:value-type="string" calcext:value-type="string" table:number-columns-spanned="3" table:number-rows-spanned="1">
            <text:p>Analytic color stat</text:p>
          </table:table-cell>
          <table:covered-table-cell table:number-columns-repeated="2" table:style-name="ce1"/>
          <table:table-cell/>
          <table:table-cell table:style-name="ce19" office:value-type="string" calcext:value-type="string" table:number-columns-spanned="3" table:number-rows-spanned="1">
            <text:p>LUT color stat</text:p>
          </table:table-cell>
          <table:covered-table-cell table:number-columns-repeated="2" table:style-name="ce1"/>
          <table:table-cell/>
          <table:table-cell table:style-name="ce19" office:value-type="string" calcext:value-type="string" table:number-columns-spanned="3" table:number-rows-spanned="1">
            <text:p>LUT relative Analytic color benefi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Analytic color</text:p>
          </table:table-cell>
          <table:table-cell table:style-name="ce5" table:formula="of:=AVERAGE([.I3:.I9])" office:value-type="float" office:value="39.4757285714286" calcext:value-type="float">
            <text:p>39.5 FPS</text:p>
          </table:table-cell>
          <table:table-cell table:style-name="ce6" table:formula="of:=AVERAGE([.J3:.J9])" office:value-type="float" office:value="646.857142857143" calcext:value-type="float">
            <text:p>646.857 mA</text:p>
          </table:table-cell>
          <table:table-cell table:style-name="ce7" office:value-type="float" office:value="29.7" calcext:value-type="float">
            <text:p>29.7 °C</text:p>
          </table:table-cell>
          <table:table-cell table:style-name="ce9"/>
          <table:table-cell table:style-name="ce7" office:value-type="float" office:value="28.5" calcext:value-type="float">
            <text:p>28.5 °C</text:p>
          </table:table-cell>
          <table:table-cell/>
          <table:table-cell table:style-name="ce19" office:value-type="string" calcext:value-type="string">
            <text:p>Samples</text:p>
          </table:table-cell>
          <table:table-cell table:style-name="ce19" office:value-type="string" calcext:value-type="string">
            <text:p>FPS</text:p>
          </table:table-cell>
          <table:table-cell table:style-name="ce19" office:value-type="string" calcext:value-type="string">
            <text:p>Current</text:p>
          </table:table-cell>
          <table:table-cell/>
          <table:table-cell table:style-name="ce19" office:value-type="string" calcext:value-type="string">
            <text:p>Samples</text:p>
          </table:table-cell>
          <table:table-cell table:style-name="ce19" office:value-type="string" calcext:value-type="string">
            <text:p>FPS</text:p>
          </table:table-cell>
          <table:table-cell table:style-name="ce19" office:value-type="string" calcext:value-type="string">
            <text:p>Current</text:p>
          </table:table-cell>
          <table:table-cell/>
          <table:table-cell table:style-name="ce19" office:value-type="string" calcext:value-type="string">
            <text:p>FPS</text:p>
          </table:table-cell>
          <table:table-cell table:style-name="ce19" office:value-type="string" calcext:value-type="string">
            <text:p>Current</text:p>
          </table:table-cell>
          <table:table-cell table:style-name="ce16" office:value-type="string" calcext:value-type="string">
            <text:p>Temperature</text:p>
          </table:table-cell>
        </table:table-row>
        <table:table-row table:style-name="ro2">
          <table:table-cell table:style-name="ce2" office:value-type="string" calcext:value-type="string">
            <text:p>LUT color</text:p>
          </table:table-cell>
          <table:table-cell table:style-name="ce5" table:formula="of:=AVERAGE([.M3:.M9])" office:value-type="float" office:value="40.1743285714286" calcext:value-type="float">
            <text:p>40.2 FPS</text:p>
          </table:table-cell>
          <table:table-cell table:style-name="ce6" table:formula="of:=AVERAGE([.N3:.N9])" office:value-type="float" office:value="614.428571428571" calcext:value-type="float">
            <text:p>614.429 mA</text:p>
          </table:table-cell>
          <table:table-cell table:style-name="ce7" office:value-type="float" office:value="29.3" calcext:value-type="float">
            <text:p>29.3 °C</text:p>
          </table:table-cell>
          <table:table-cell table:style-name="ce10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9.9332" calcext:value-type="float">
            <text:p>39.9 FPS</text:p>
          </table:table-cell>
          <table:table-cell office:value-type="float" office:value="689" calcext:value-type="float">
            <text:p>689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0885" calcext:value-type="float">
            <text:p>40.1 FPS</text:p>
          </table:table-cell>
          <table:table-cell office:value-type="float" office:value="630" calcext:value-type="float">
            <text:p>630.000 mA</text:p>
          </table:table-cell>
          <table:table-cell/>
          <table:table-cell table:style-name="ce42" table:formula="of:=(([.B3]-[.B2])/[.B2])" office:value-type="percentage" office:value="0.0176969501331921" calcext:value-type="percentage">
            <text:p>1.77%</text:p>
          </table:table-cell>
          <table:table-cell table:style-name="ce43" table:formula="of:=(([.C2]-[.C3])/[.C2])*IF(([.C2]&gt;[.C3]);-1;1)" office:value-type="percentage" office:value="-0.0501325088339223" calcext:value-type="percentage">
            <text:p>-5.01%</text:p>
          </table:table-cell>
          <table:table-cell table:style-name="ce43" table:formula="of:=(([.D2]-[.D3])/[.D2])*IF(([.D2]&gt;[.D3]);-1;1)" office:value-type="percentage" office:value="-0.0134680134680134" calcext:value-type="percentage">
            <text:p>-1.35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.1303" calcext:value-type="float">
            <text:p>40.1 FPS</text:p>
          </table:table-cell>
          <table:table-cell office:value-type="float" office:value="660" calcext:value-type="float">
            <text:p>660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2321" calcext:value-type="float">
            <text:p>40.2 FPS</text:p>
          </table:table-cell>
          <table:table-cell office:value-type="float" office:value="552" calcext:value-type="float">
            <text:p>552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9.6627" calcext:value-type="float">
            <text:p>39.7 FPS</text:p>
          </table:table-cell>
          <table:table-cell office:value-type="float" office:value="643" calcext:value-type="float">
            <text:p>643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0962" calcext:value-type="float">
            <text:p>40.1 FPS</text:p>
          </table:table-cell>
          <table:table-cell office:value-type="float" office:value="592" calcext:value-type="float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9.2729" calcext:value-type="float">
            <text:p>39.3 FPS</text:p>
          </table:table-cell>
          <table:table-cell office:value-type="float" office:value="630" calcext:value-type="float">
            <text:p>630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2348" calcext:value-type="float">
            <text:p>40.2 FPS</text:p>
          </table:table-cell>
          <table:table-cell office:value-type="float" office:value="574" calcext:value-type="float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9.0591" calcext:value-type="float">
            <text:p>39.1 FPS</text:p>
          </table:table-cell>
          <table:table-cell office:value-type="float" office:value="657" calcext:value-type="float">
            <text:p>65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.1355" calcext:value-type="float">
            <text:p>40.1 FPS</text:p>
          </table:table-cell>
          <table:table-cell office:value-type="float" office:value="619" calcext:value-type="float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9.1288" calcext:value-type="float">
            <text:p>39.1 FPS</text:p>
          </table:table-cell>
          <table:table-cell office:value-type="float" office:value="635" calcext:value-type="float">
            <text:p>635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.2588" calcext:value-type="float">
            <text:p>40.3 FPS</text:p>
          </table:table-cell>
          <table:table-cell office:value-type="float" office:value="637" calcext:value-type="float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9.1431" calcext:value-type="float">
            <text:p>39.1 FPS</text:p>
          </table:table-cell>
          <table:table-cell office:value-type="float" office:value="614" calcext:value-type="float">
            <text:p>614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.1744" calcext:value-type="float">
            <text:p>40.2 FPS</text:p>
          </table:table-cell>
          <table:table-cell office:value-type="float" office:value="697" calcext:value-type="float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2"/>
          <table:table-cell/>
          <table:table-cell table:style-name="Default" table:number-columns-repeated="3"/>
          <table:table-cell table:number-columns-repeated="4"/>
        </table:table-row>
        <calcext:conditional-formats>
          <calcext:conditional-format calcext:target-range-address="madelbrot.P3:madelbrot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madelbrot.Q3:madelbrot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rotating mesh" table:style-name="ta1" table:print="false">
        <table:table-column table:style-name="co15" table:default-cell-style-name="Default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default-cell-style-name="Default"/>
        <table:table-column table:style-name="co19" table:default-cell-style-name="Default"/>
        <table:table-column table:style-name="co20" table:default-cell-style-name="ce30"/>
        <table:table-column table:style-name="co21" table:default-cell-style-name="ce30"/>
        <table:table-row table:style-name="ro4">
          <table:table-cell/>
          <table:table-cell table:style-name="ce47" office:value-type="string" calcext:value-type="string" table:number-columns-spanned="4" table:number-rows-spanned="1">
            <text:p>Synchronization technique</text:p>
          </table:table-cell>
          <table:covered-table-cell table:number-columns-repeated="2" table:style-name="ce28"/>
          <table:covered-table-cell table:style-name="Default"/>
          <table:table-cell table:number-columns-repeated="2"/>
          <table:table-cell table:style-name="ce47" office:value-type="string" calcext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5">
          <table:table-cell/>
          <table:table-cell table:style-name="ce26" office:value-type="string" calcext:value-type="string">
            <text:p>VkFence</text:p>
          </table:table-cell>
          <table:table-cell table:style-name="ce29" office:value-type="string" calcext:value-type="string">
            <text:p>2 VkSemaphore and pWaitDstStageMask</text:p>
          </table:table-cell>
          <table:table-cell table:style-name="ce29" office:value-type="string" calcext:value-type="string">
            <text:p>2 VkSemaphore and pipeline barrier</text:p>
          </table:table-cell>
          <table:table-cell table:style-name="ce29" office:value-type="string" calcext:value-type="string">
            <text:p>Dedicated depth stencil buffer</text:p>
          </table:table-cell>
          <table:table-cell table:number-columns-repeated="2"/>
          <table:table-cell table:style-name="ce26" office:value-type="string" calcext:value-type="string">
            <text:p>No VkFence</text:p>
          </table:table-cell>
          <table:table-cell table:style-name="ce26" office:value-type="string" calcext:value-type="string">
            <text:p>With VkFence</text:p>
          </table:table-cell>
        </table:table-row>
        <table:table-row table:style-name="ro1">
          <table:table-cell/>
          <table:table-cell office:value-type="float" office:value="279.556" calcext:value-type="float">
            <text:p>279.6 FPS</text:p>
          </table:table-cell>
          <table:table-cell office:value-type="float" office:value="310.544" calcext:value-type="float">
            <text:p>310.5 FPS</text:p>
          </table:table-cell>
          <table:table-cell office:value-type="float" office:value="308.986" calcext:value-type="float">
            <text:p>309.0 FPS</text:p>
          </table:table-cell>
          <table:table-cell office:value-type="float" office:value="309.781" calcext:value-type="float">
            <text:p>309.8 FPS</text:p>
          </table:table-cell>
          <table:table-cell table:number-columns-repeated="2"/>
          <table:table-cell office:value-type="float" office:value="355.967" calcext:value-type="float">
            <text:p>356.0 FPS</text:p>
          </table:table-cell>
          <table:table-cell office:value-type="float" office:value="356.24" calcext:value-type="float">
            <text:p>356.2 FPS</text:p>
          </table:table-cell>
        </table:table-row>
        <table:table-row table:style-name="ro1">
          <table:table-cell/>
          <table:table-cell office:value-type="float" office:value="268.215" calcext:value-type="float">
            <text:p>268.2 FPS</text:p>
          </table:table-cell>
          <table:table-cell office:value-type="float" office:value="299.714" calcext:value-type="float">
            <text:p>299.7 FPS</text:p>
          </table:table-cell>
          <table:table-cell office:value-type="float" office:value="299.797" calcext:value-type="float">
            <text:p>299.8 FPS</text:p>
          </table:table-cell>
          <table:table-cell office:value-type="float" office:value="299.352" calcext:value-type="float">
            <text:p>299.4 FPS</text:p>
          </table:table-cell>
          <table:table-cell table:number-columns-repeated="2"/>
          <table:table-cell office:value-type="float" office:value="339.87" calcext:value-type="float">
            <text:p>339.9 FPS</text:p>
          </table:table-cell>
          <table:table-cell office:value-type="float" office:value="340.633" calcext:value-type="float">
            <text:p>340.6 FPS</text:p>
          </table:table-cell>
        </table:table-row>
        <table:table-row table:style-name="ro1">
          <table:table-cell/>
          <table:table-cell office:value-type="float" office:value="244.428" calcext:value-type="float">
            <text:p>244.4 FPS</text:p>
          </table:table-cell>
          <table:table-cell office:value-type="float" office:value="294.054" calcext:value-type="float">
            <text:p>294.1 FPS</text:p>
          </table:table-cell>
          <table:table-cell office:value-type="float" office:value="291.5" calcext:value-type="float">
            <text:p>291.5 FPS</text:p>
          </table:table-cell>
          <table:table-cell office:value-type="float" office:value="292.277" calcext:value-type="float">
            <text:p>292.3 FPS</text:p>
          </table:table-cell>
          <table:table-cell table:number-columns-repeated="2"/>
          <table:table-cell office:value-type="float" office:value="335.483" calcext:value-type="float">
            <text:p>335.5 FPS</text:p>
          </table:table-cell>
          <table:table-cell office:value-type="float" office:value="335.742" calcext:value-type="float">
            <text:p>335.7 FPS</text:p>
          </table:table-cell>
        </table:table-row>
        <table:table-row table:style-name="ro1">
          <table:table-cell/>
          <table:table-cell office:value-type="float" office:value="248.665" calcext:value-type="float">
            <text:p>248.7 FPS</text:p>
          </table:table-cell>
          <table:table-cell office:value-type="float" office:value="293.137" calcext:value-type="float">
            <text:p>293.1 FPS</text:p>
          </table:table-cell>
          <table:table-cell office:value-type="float" office:value="291.604" calcext:value-type="float">
            <text:p>291.6 FPS</text:p>
          </table:table-cell>
          <table:table-cell office:value-type="float" office:value="292.301" calcext:value-type="float">
            <text:p>292.3 FPS</text:p>
          </table:table-cell>
          <table:table-cell table:number-columns-repeated="2"/>
          <table:table-cell office:value-type="float" office:value="343.391" calcext:value-type="float">
            <text:p>343.4 FPS</text:p>
          </table:table-cell>
          <table:table-cell office:value-type="float" office:value="346.567" calcext:value-type="float">
            <text:p>346.6 FPS</text:p>
          </table:table-cell>
        </table:table-row>
        <table:table-row table:style-name="ro1">
          <table:table-cell/>
          <table:table-cell office:value-type="float" office:value="249.82" calcext:value-type="float">
            <text:p>249.8 FPS</text:p>
          </table:table-cell>
          <table:table-cell office:value-type="float" office:value="293.658" calcext:value-type="float">
            <text:p>293.7 FPS</text:p>
          </table:table-cell>
          <table:table-cell office:value-type="float" office:value="293.157" calcext:value-type="float">
            <text:p>293.2 FPS</text:p>
          </table:table-cell>
          <table:table-cell office:value-type="float" office:value="291.809" calcext:value-type="float">
            <text:p>291.8 FPS</text:p>
          </table:table-cell>
          <table:table-cell table:number-columns-repeated="2"/>
          <table:table-cell office:value-type="float" office:value="330.979" calcext:value-type="float">
            <text:p>331.0 FPS</text:p>
          </table:table-cell>
          <table:table-cell office:value-type="float" office:value="330.184" calcext:value-type="float">
            <text:p>330.2 FPS</text:p>
          </table:table-cell>
        </table:table-row>
        <table:table-row table:style-name="ro1">
          <table:table-cell/>
          <table:table-cell office:value-type="float" office:value="254.177" calcext:value-type="float">
            <text:p>254.2 FPS</text:p>
          </table:table-cell>
          <table:table-cell office:value-type="float" office:value="295.944" calcext:value-type="float">
            <text:p>295.9 FPS</text:p>
          </table:table-cell>
          <table:table-cell office:value-type="float" office:value="293.016" calcext:value-type="float">
            <text:p>293.0 FPS</text:p>
          </table:table-cell>
          <table:table-cell office:value-type="float" office:value="291.995" calcext:value-type="float">
            <text:p>292.0 FPS</text:p>
          </table:table-cell>
          <table:table-cell table:number-columns-repeated="2"/>
          <table:table-cell office:value-type="float" office:value="327.636" calcext:value-type="float">
            <text:p>327.6 FPS</text:p>
          </table:table-cell>
          <table:table-cell office:value-type="float" office:value="331.069" calcext:value-type="float">
            <text:p>331.1 FPS</text:p>
          </table:table-cell>
        </table:table-row>
        <table:table-row table:style-name="ro1">
          <table:table-cell/>
          <table:table-cell office:value-type="float" office:value="249.428" calcext:value-type="float">
            <text:p>249.4 FPS</text:p>
          </table:table-cell>
          <table:table-cell office:value-type="float" office:value="294.136" calcext:value-type="float">
            <text:p>294.1 FPS</text:p>
          </table:table-cell>
          <table:table-cell office:value-type="float" office:value="294.98" calcext:value-type="float">
            <text:p>295.0 FPS</text:p>
          </table:table-cell>
          <table:table-cell office:value-type="float" office:value="292.065" calcext:value-type="float">
            <text:p>292.1 FPS</text:p>
          </table:table-cell>
          <table:table-cell table:number-columns-repeated="2"/>
          <table:table-cell office:value-type="float" office:value="346.835" calcext:value-type="float">
            <text:p>346.8 FPS</text:p>
          </table:table-cell>
          <table:table-cell office:value-type="float" office:value="344.787" calcext:value-type="float">
            <text:p>344.8 FPS</text:p>
          </table:table-cell>
        </table:table-row>
        <table:table-row table:style-name="ro1">
          <table:table-cell/>
          <table:table-cell office:value-type="float" office:value="240.604" calcext:value-type="float">
            <text:p>240.6 FPS</text:p>
          </table:table-cell>
          <table:table-cell office:value-type="float" office:value="292.368" calcext:value-type="float">
            <text:p>292.4 FPS</text:p>
          </table:table-cell>
          <table:table-cell office:value-type="float" office:value="292.524" calcext:value-type="float">
            <text:p>292.5 FPS</text:p>
          </table:table-cell>
          <table:table-cell office:value-type="float" office:value="291.993" calcext:value-type="float">
            <text:p>292.0 FPS</text:p>
          </table:table-cell>
          <table:table-cell table:number-columns-repeated="2"/>
          <table:table-cell office:value-type="float" office:value="332.741" calcext:value-type="float">
            <text:p>332.7 FPS</text:p>
          </table:table-cell>
          <table:table-cell office:value-type="float" office:value="333.473" calcext:value-type="float">
            <text:p>333.5 FPS</text:p>
          </table:table-cell>
        </table:table-row>
        <table:table-row table:style-name="ro6">
          <table:table-cell table:style-name="ce24" office:value-type="string" calcext:value-type="string">
            <text:p>Average</text:p>
          </table:table-cell>
          <table:table-cell table:style-name="ce27" table:formula="of:=AVERAGE([.B3:.B10])" office:value-type="float" office:value="254.361625" calcext:value-type="float">
            <text:p>254.4 FPS</text:p>
          </table:table-cell>
          <table:table-cell table:style-name="ce27" table:formula="of:=AVERAGE([.C3:.C10])" office:value-type="float" office:value="296.694375" calcext:value-type="float">
            <text:p>296.7 FPS</text:p>
          </table:table-cell>
          <table:table-cell table:style-name="ce27" table:formula="of:=AVERAGE([.D3:.D10])" office:value-type="float" office:value="295.6955" calcext:value-type="float">
            <text:p>295.7 FPS</text:p>
          </table:table-cell>
          <table:table-cell table:style-name="ce27" table:formula="of:=AVERAGE([.E3:.E10])" office:value-type="float" office:value="295.196625" calcext:value-type="float">
            <text:p>295.2 FPS</text:p>
          </table:table-cell>
          <table:table-cell/>
          <table:table-cell table:style-name="ce24" office:value-type="string" calcext:value-type="string">
            <text:p>Average</text:p>
          </table:table-cell>
          <table:table-cell table:style-name="ce27" table:formula="of:=AVERAGE([.H3:.H10])" office:value-type="float" office:value="339.11275" calcext:value-type="float">
            <text:p>339.1 FPS</text:p>
          </table:table-cell>
          <table:table-cell table:style-name="ce27" table:formula="of:=AVERAGE([.I3:.I10])" office:value-type="float" office:value="339.836875" calcext:value-type="float">
            <text:p>339.8 FPS</text:p>
          </table:table-cell>
        </table:table-row>
      </table:table>
      <table:table table:name="blinn-phong" table:style-name="ta1" table:print="false">
        <table:table-column table:style-name="co8" table:number-columns-repeated="3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number-columns-repeated="3" table:default-cell-style-name="Default"/>
        <table:table-column table:style-name="co24" table:default-cell-style-name="Default"/>
        <table:table-row table:style-name="ro1">
          <table:table-cell table:style-name="ce1"/>
          <table:table-cell table:style-name="ce54" office:value-type="string" calcext:value-type="string">
            <text:p>FPS</text:p>
          </table:table-cell>
          <table:table-cell table:style-name="ce54" office:value-type="string" calcext:value-type="string">
            <text:p>Current</text:p>
          </table:table-cell>
          <table:table-cell table:style-name="ce54" office:value-type="string" calcext:value-type="string">
            <text:p>End temperature</text:p>
          </table:table-cell>
          <table:table-cell table:style-name="ce8"/>
          <table:table-cell table:style-name="ce54" office:value-type="string" calcext:value-type="string">
            <text:p>Starting temperature</text:p>
          </table:table-cell>
          <table:table-cell/>
          <table:table-cell table:style-name="ce54" office:value-type="string" calcext:value-type="string" table:number-columns-spanned="3" table:number-rows-spanned="1">
            <text:p>Analytic stat</text:p>
          </table:table-cell>
          <table:covered-table-cell table:number-columns-repeated="2" table:style-name="ce1"/>
          <table:table-cell/>
          <table:table-cell table:style-name="ce54" office:value-type="string" calcext:value-type="string" table:number-columns-spanned="3" table:number-rows-spanned="1">
            <text:p>LUT stat</text:p>
          </table:table-cell>
          <table:covered-table-cell table:number-columns-repeated="2" table:style-name="ce1"/>
          <table:table-cell/>
          <table:table-cell table:style-name="ce54" office:value-type="string" calcext:value-type="string" table:number-columns-spanned="3" table:number-rows-spanned="1">
            <text:p>LUT relative Analytic benefit</text:p>
          </table:table-cell>
          <table:covered-table-cell table:number-columns-repeated="2" table:style-name="ce1"/>
        </table:table-row>
        <table:table-row table:style-name="ro1">
          <table:table-cell table:style-name="ce31" office:value-type="string" calcext:value-type="string">
            <text:p>Analytic</text:p>
          </table:table-cell>
          <table:table-cell table:style-name="ce5" table:formula="of:=AVERAGE([.I3:.I9])" office:value-type="float" office:value="232.538857142857" calcext:value-type="float">
            <text:p>232.5 FPS</text:p>
          </table:table-cell>
          <table:table-cell table:style-name="ce6" table:formula="of:=AVERAGE([.J3:.J9])" office:value-type="float" office:value="390.142857142857" calcext:value-type="float">
            <text:p>390.143 mA</text:p>
          </table:table-cell>
          <table:table-cell table:style-name="ce7" office:value-type="float" office:value="33.2" calcext:value-type="float">
            <text:p>33.2 °C</text:p>
          </table:table-cell>
          <table:table-cell table:style-name="ce9"/>
          <table:table-cell table:style-name="ce7" office:value-type="float" office:value="33" calcext:value-type="float">
            <text:p>33.0 °C</text:p>
          </table:table-cell>
          <table:table-cell/>
          <table:table-cell table:style-name="ce54" office:value-type="string" calcext:value-type="string">
            <text:p>Samples</text:p>
          </table:table-cell>
          <table:table-cell table:style-name="ce54" office:value-type="string" calcext:value-type="string">
            <text:p>FPS</text:p>
          </table:table-cell>
          <table:table-cell table:style-name="ce54" office:value-type="string" calcext:value-type="string">
            <text:p>Current</text:p>
          </table:table-cell>
          <table:table-cell/>
          <table:table-cell table:style-name="ce54" office:value-type="string" calcext:value-type="string">
            <text:p>Samples</text:p>
          </table:table-cell>
          <table:table-cell table:style-name="ce54" office:value-type="string" calcext:value-type="string">
            <text:p>FPS</text:p>
          </table:table-cell>
          <table:table-cell table:style-name="ce54" office:value-type="string" calcext:value-type="string">
            <text:p>Current</text:p>
          </table:table-cell>
          <table:table-cell/>
          <table:table-cell table:style-name="ce54" office:value-type="string" calcext:value-type="string">
            <text:p>FPS</text:p>
          </table:table-cell>
          <table:table-cell table:style-name="ce54" office:value-type="string" calcext:value-type="string">
            <text:p>Current</text:p>
          </table:table-cell>
          <table:table-cell table:style-name="ce35" office:value-type="string" calcext:value-type="string">
            <text:p>Temperature</text:p>
          </table:table-cell>
        </table:table-row>
        <table:table-row table:style-name="ro2">
          <table:table-cell table:style-name="ce31" office:value-type="string" calcext:value-type="string">
            <text:p>LUT</text:p>
          </table:table-cell>
          <table:table-cell table:style-name="ce5" table:formula="of:=AVERAGE([.M3:.M9])" office:value-type="float" office:value="225.982571428571" calcext:value-type="float">
            <text:p>226.0 FPS</text:p>
          </table:table-cell>
          <table:table-cell table:style-name="ce6" table:formula="of:=AVERAGE([.N3:.N9])" office:value-type="float" office:value="382.428571428571" calcext:value-type="float">
            <text:p>382.429 mA</text:p>
          </table:table-cell>
          <table:table-cell table:style-name="ce7" office:value-type="float" office:value="33.6" calcext:value-type="float">
            <text:p>33.6 °C</text:p>
          </table:table-cell>
          <table:table-cell table:style-name="ce10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03.355" calcext:value-type="float">
            <text:p>303.4 FPS</text:p>
          </table:table-cell>
          <table:table-cell office:value-type="float" office:value="465" calcext:value-type="float">
            <text:p>465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.581" calcext:value-type="float">
            <text:p>279.6 FPS</text:p>
          </table:table-cell>
          <table:table-cell office:value-type="float" office:value="393" calcext:value-type="float">
            <text:p>393.000 mA</text:p>
          </table:table-cell>
          <table:table-cell/>
          <table:table-cell table:style-name="ce55" table:formula="of:=(([.B3]-[.B2])/[.B2])" office:value-type="percentage" office:value="-0.0281943662871704" calcext:value-type="percentage">
            <text:p>-2.82%</text:p>
          </table:table-cell>
          <table:table-cell table:style-name="ce56" table:formula="of:=(([.C2]-[.C3])/[.C2])*IF(([.C2]&gt;[.C3]);-1;1)" office:value-type="percentage" office:value="-0.0197729769315269" calcext:value-type="percentage">
            <text:p>-1.98%</text:p>
          </table:table-cell>
          <table:table-cell table:style-name="ce56" table:formula="of:=(([.D3]-[.F2])/[.F2])-(([.D2]-[.F2])/[.F2])" office:value-type="percentage" office:value="0.0121212121212121" calcext:value-type="percentage">
            <text:p>1.21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94.807" calcext:value-type="float">
            <text:p>294.8 FPS</text:p>
          </table:table-cell>
          <table:table-cell office:value-type="float" office:value="365" calcext:value-type="float">
            <text:p>365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.665" calcext:value-type="float">
            <text:p>300.7 FPS</text:p>
          </table:table-cell>
          <table:table-cell office:value-type="float" office:value="413" calcext:value-type="float">
            <text:p>413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85.222" calcext:value-type="float">
            <text:p>285.2 FPS</text:p>
          </table:table-cell>
          <table:table-cell office:value-type="float" office:value="375" calcext:value-type="float">
            <text:p>375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.393" calcext:value-type="float">
            <text:p>297.4 FPS</text:p>
          </table:table-cell>
          <table:table-cell office:value-type="float" office:value="380" calcext:value-type="float">
            <text:p>38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90.324" calcext:value-type="float">
            <text:p>190.3 FPS</text:p>
          </table:table-cell>
          <table:table-cell office:value-type="float" office:value="385" calcext:value-type="float">
            <text:p>385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.797" calcext:value-type="float">
            <text:p>254.8 FPS</text:p>
          </table:table-cell>
          <table:table-cell office:value-type="float" office:value="373" calcext:value-type="float">
            <text:p>373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54.611" calcext:value-type="float">
            <text:p>254.6 FPS</text:p>
          </table:table-cell>
          <table:table-cell office:value-type="float" office:value="407" calcext:value-type="float">
            <text:p>40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9.91" calcext:value-type="float">
            <text:p>149.9 FPS</text:p>
          </table:table-cell>
          <table:table-cell office:value-type="float" office:value="367" calcext:value-type="float">
            <text:p>36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9.961" calcext:value-type="float">
            <text:p>150.0 FPS</text:p>
          </table:table-cell>
          <table:table-cell office:value-type="float" office:value="376" calcext:value-type="float">
            <text:p>376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9.65" calcext:value-type="float">
            <text:p>149.7 FPS</text:p>
          </table:table-cell>
          <table:table-cell office:value-type="float" office:value="370" calcext:value-type="float">
            <text:p>37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49.492" calcext:value-type="float">
            <text:p>149.5 FPS</text:p>
          </table:table-cell>
          <table:table-cell office:value-type="float" office:value="358" calcext:value-type="float">
            <text:p>358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.882" calcext:value-type="float">
            <text:p>149.9 FPS</text:p>
          </table:table-cell>
          <table:table-cell office:value-type="float" office:value="381" calcext:value-type="float">
            <text:p>381.000 mA</text:p>
          </table:table-cell>
          <table:table-cell table:number-columns-repeated="4"/>
        </table:table-row>
        <calcext:conditional-formats>
          <calcext:conditional-format calcext:target-range-address="'blinn-phong'.P3:'blinn-phong'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'blinn-phong'.Q3:'blinn-phong'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ASTC" table:style-name="ta1" table:print="false">
        <table:table-column table:style-name="co25" table:default-cell-style-name="ce36"/>
        <table:table-column table:style-name="co26" table:default-cell-style-name="ce59"/>
        <table:table-column table:style-name="co27" table:default-cell-style-name="Default"/>
        <table:table-column table:style-name="co8" table:number-columns-repeated="3" table:default-cell-style-name="Default"/>
        <table:table-column table:style-name="co8" table:default-cell-style-name="ce1"/>
        <table:table-column table:style-name="co8" table:number-columns-repeated="2" table:default-cell-style-name="ce11"/>
        <table:table-column table:style-name="co8" table:number-columns-repeated="2" table:default-cell-style-name="Default"/>
        <table:table-column table:style-name="co8" table:default-cell-style-name="ce1"/>
        <table:table-column table:style-name="co8" table:number-columns-repeated="2" table:default-cell-style-name="ce39"/>
        <table:table-row table:style-name="ro1">
          <table:table-cell table:style-name="ce1"/>
          <table:table-cell table:style-name="ce54" office:value-type="string" calcext:value-type="string">
            <text:p>FPS</text:p>
          </table:table-cell>
          <table:table-cell table:style-name="ce54" office:value-type="string" calcext:value-type="string">
            <text:p>Memory usage</text:p>
          </table:table-cell>
          <table:table-cell table:style-name="ce54" office:value-type="string" calcext:value-type="string">
            <text:p>Load time</text:p>
          </table:table-cell>
          <table:table-cell table:number-columns-repeated="2"/>
          <table:table-cell table:style-name="ce54" office:value-type="string" calcext:value-type="string" table:number-columns-spanned="3" table:number-rows-spanned="1">
            <text:p>FPS stats</text:p>
          </table:table-cell>
          <table:covered-table-cell table:number-columns-repeated="2" table:style-name="ce1"/>
          <table:table-cell table:number-columns-repeated="2"/>
          <table:table-cell table:style-name="ce54" office:value-type="string" calcext:value-type="string" table:number-columns-spanned="3" table:number-rows-spanned="1">
            <text:p>Load time</text:p>
          </table:table-cell>
          <table:covered-table-cell table:number-columns-repeated="2" table:style-name="ce1"/>
        </table:table-row>
        <table:table-row table:style-name="ro1">
          <table:table-cell table:style-name="ce31" office:value-type="string" calcext:value-type="string">
            <text:p>png</text:p>
          </table:table-cell>
          <table:table-cell table:style-name="ce11" table:formula="of:=AVERAGE([.H3:.H9])" office:value-type="float" office:value="52.6078857142857" calcext:value-type="float">
            <text:p>52.6 FPS</text:p>
          </table:table-cell>
          <table:table-cell table:style-name="ce38" office:value-type="float" office:value="1500" calcext:value-type="float">
            <text:p>1500 Mb</text:p>
          </table:table-cell>
          <table:table-cell table:style-name="ce39" table:formula="of:=AVERAGE([.M3:.M9])" office:value-type="float" office:value="31.7314285714286" calcext:value-type="float">
            <text:p>31.73 sec</text:p>
          </table:table-cell>
          <table:table-cell table:number-columns-repeated="2"/>
          <table:table-cell table:style-name="ce54" office:value-type="string" calcext:value-type="string">
            <text:p>Samples</text:p>
          </table:table-cell>
          <table:table-cell table:style-name="ce54" office:value-type="string" calcext:value-type="string">
            <text:p>png</text:p>
          </table:table-cell>
          <table:table-cell table:style-name="ce54" office:value-type="string" calcext:value-type="string">
            <text:p>ktx</text:p>
          </table:table-cell>
          <table:table-cell table:number-columns-repeated="2"/>
          <table:table-cell table:style-name="ce54" office:value-type="string" calcext:value-type="string">
            <text:p>Samples</text:p>
          </table:table-cell>
          <table:table-cell table:style-name="ce54" office:value-type="string" calcext:value-type="string">
            <text:p>png</text:p>
          </table:table-cell>
          <table:table-cell table:style-name="ce54" office:value-type="string" calcext:value-type="string">
            <text:p>ktx</text:p>
          </table:table-cell>
        </table:table-row>
        <table:table-row table:style-name="ro1">
          <table:table-cell table:style-name="ce31" office:value-type="string" calcext:value-type="string">
            <text:p>ktx</text:p>
          </table:table-cell>
          <table:table-cell table:style-name="ce11" table:formula="of:=AVERAGE([.I3:.I9])" office:value-type="float" office:value="58.508" calcext:value-type="float">
            <text:p>58.5 FPS</text:p>
          </table:table-cell>
          <table:table-cell table:style-name="ce38" office:value-type="float" office:value="396" calcext:value-type="float">
            <text:p>396 Mb</text:p>
          </table:table-cell>
          <table:table-cell table:style-name="ce39" table:formula="of:=AVERAGE([.N3:.N9])" office:value-type="float" office:value="5.34571428571429" calcext:value-type="float">
            <text:p>5.35 s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.7231" calcext:value-type="float">
            <text:p>53.7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.75" calcext:value-type="float">
            <text:p>31.75 sec</text:p>
          </table:table-cell>
          <table:table-cell office:value-type="float" office:value="5.37" calcext:value-type="float">
            <text:p>5.37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2.2239" calcext:value-type="float">
            <text:p>52.2 FPS</text:p>
          </table:table-cell>
          <table:table-cell office:value-type="float" office:value="58.4669" calcext:value-type="float">
            <text:p>58.5 F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.69" calcext:value-type="float">
            <text:p>31.6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2.946" calcext:value-type="float">
            <text:p>52.9 FPS</text:p>
          </table:table-cell>
          <table:table-cell office:value-type="float" office:value="58.6637" calcext:value-type="float">
            <text:p>58.7 FP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.79" calcext:value-type="float">
            <text:p>31.7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ce1"/>
          <table:table-cell table:style-name="ce54" office:value-type="string" calcext:value-type="string">
            <text:p>Benefi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2.2913" calcext:value-type="float">
            <text:p>52.3 FPS</text:p>
          </table:table-cell>
          <table:table-cell office:value-type="float" office:value="58.6731" calcext:value-type="float">
            <text:p>58.7 FP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.87" calcext:value-type="float">
            <text:p>31.87 sec</text:p>
          </table:table-cell>
          <table:table-cell office:value-type="float" office:value="5.32" calcext:value-type="float">
            <text:p>5.32 sec</text:p>
          </table:table-cell>
        </table:table-row>
        <table:table-row table:style-name="ro2">
          <table:table-cell office:value-type="string" calcext:value-type="string">
            <text:p>FPS</text:p>
          </table:table-cell>
          <table:table-cell table:formula="of:=(([.B3]-[.B2])/[.B2])" office:value-type="percentage" office:value="0.11215265935145" calcext:value-type="percentage">
            <text:p>11.22%</text:p>
          </table:table-cell>
          <table:table-cell table:style-name="ce10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.3227" calcext:value-type="float">
            <text:p>52.3 FPS</text:p>
          </table:table-cell>
          <table:table-cell office:value-type="float" office:value="58.4264" calcext:value-type="float">
            <text:p>58.4 F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.77" calcext:value-type="float">
            <text:p>31.77 sec</text:p>
          </table:table-cell>
          <table:table-cell office:value-type="float" office:value="5.34" calcext:value-type="float">
            <text:p>5.34 sec</text:p>
          </table:table-cell>
        </table:table-row>
        <table:table-row table:style-name="ro2">
          <table:table-cell office:value-type="string" calcext:value-type="string">
            <text:p>Memory usage</text:p>
          </table:table-cell>
          <table:table-cell table:formula="of:=([.C2]-[.C3])/[.C3]" office:value-type="percentage" office:value="2.78787878787879" calcext:value-type="percentage">
            <text:p>278.79%</text:p>
          </table:table-cell>
          <table:table-cell table:style-name="ce10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2.3256" calcext:value-type="float">
            <text:p>52.3 FPS</text:p>
          </table:table-cell>
          <table:table-cell office:value-type="float" office:value="58.4629" calcext:value-type="float">
            <text:p>58.5 FP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.47" calcext:value-type="float">
            <text:p>31.47 sec</text:p>
          </table:table-cell>
          <table:table-cell office:value-type="float" office:value="5.36" calcext:value-type="float">
            <text:p>5.36 sec</text:p>
          </table:table-cell>
        </table:table-row>
        <table:table-row table:style-name="ro2">
          <table:table-cell office:value-type="string" calcext:value-type="string">
            <text:p>Load time</text:p>
          </table:table-cell>
          <table:table-cell table:formula="of:=(([.D2]-[.D3])/[.D3])" office:value-type="percentage" office:value="4.93586317477285" calcext:value-type="percentage">
            <text:p>493.59%</text:p>
          </table:table-cell>
          <table:table-cell table:style-name="ce10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.4226" calcext:value-type="float">
            <text:p>52.4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.78" calcext:value-type="float">
            <text:p>31.78 sec</text:p>
          </table:table-cell>
          <table:table-cell office:value-type="float" office:value="5.33" calcext:value-type="float">
            <text:p>5.33 sec</text:p>
          </table:table-cell>
        </table:table-row>
        <calcext:conditional-formats>
          <calcext:conditional-format calcext:target-range-address="ASTC.B7:ASTC.B9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</calcext:conditional-formats>
      </table:table>
      <table:table table:name="Text" table:style-name="ta1">
        <table:table-column table:style-name="co14" table:default-cell-style-name="ce64"/>
        <table:table-column table:style-name="co14" table:number-columns-repeated="2" table:default-cell-style-name="Default"/>
        <table:table-column table:style-name="co14" table:default-cell-style-name="ce64"/>
        <table:table-column table:style-name="co14" table:number-columns-repeated="2" table:default-cell-style-name="Default"/>
        <table:table-column table:style-name="co14" table:default-cell-style-name="ce63"/>
        <table:table-column table:style-name="co14" table:number-columns-repeated="2" table:default-cell-style-name="Default"/>
        <table:table-column table:style-name="co14" table:default-cell-style-name="ce63"/>
        <table:table-column table:style-name="co14" table:default-cell-style-name="Default"/>
        <table:table-row table:style-name="ro3">
          <table:table-cell table:style-name="ce62" office:value-type="string" calcext:value-type="string" table:number-columns-spanned="2" table:number-rows-spanned="1">
            <text:p>Stock</text:p>
          </table:table-cell>
          <table:covered-table-cell/>
          <table:table-cell/>
          <table:table-cell table:style-name="ce67" office:value-type="string" calcext:value-type="string" table:number-columns-spanned="2" table:number-rows-spanned="1">
            <text:p>Newton</text:p>
          </table:table-cell>
          <table:covered-table-cell/>
          <table:table-cell/>
          <table:table-cell table:style-name="ce69" office:value-type="string" calcext:value-type="string" table:number-columns-spanned="2" table:number-rows-spanned="1">
            <text:p>LUT (uncompressed)</text:p>
          </table:table-cell>
          <table:covered-table-cell/>
          <table:table-cell/>
          <table:table-cell table:style-name="ce72" office:value-type="string" calcext:value-type="string" table:number-columns-spanned="2" table:number-rows-spanned="1">
            <text:p>LUT (ASTC 6x6)</text:p>
          </table:table-cell>
          <table:covered-table-cell/>
        </table:table-row>
        <table:table-row table:style-name="ro3">
          <table:table-cell table:style-name="ce63" office:value-type="string" calcext:value-type="string">
            <text:p>FPS</text:p>
          </table:table-cell>
          <table:table-cell table:style-name="ce63" office:value-type="string" calcext:value-type="string">
            <text:p>Frametime</text:p>
          </table:table-cell>
          <table:table-cell/>
          <table:table-cell table:style-name="ce63" office:value-type="string" calcext:value-type="string">
            <text:p>FPS</text:p>
          </table:table-cell>
          <table:table-cell table:style-name="ce63" office:value-type="string" calcext:value-type="string">
            <text:p>Frametime</text:p>
          </table:table-cell>
          <table:table-cell/>
          <table:table-cell office:value-type="string" calcext:value-type="string">
            <text:p>FPS</text:p>
          </table:table-cell>
          <table:table-cell table:style-name="ce63" office:value-type="string" calcext:value-type="string">
            <text:p>Frametime</text:p>
          </table:table-cell>
          <table:table-cell/>
          <table:table-cell office:value-type="string" calcext:value-type="string">
            <text:p>FPS</text:p>
          </table:table-cell>
          <table:table-cell table:style-name="ce63" office:value-type="string" calcext:value-type="string">
            <text:p>Frametime</text:p>
          </table:table-cell>
        </table:table-row>
        <table:table-row table:style-name="ro3">
          <table:table-cell office:value-type="float" office:value="88.2247" calcext:value-type="float">
            <text:p>88.2247</text:p>
          </table:table-cell>
          <table:table-cell table:style-name="ce66" table:formula="of:=1000/[.A9]" office:value-type="float" office:value="11.3819228886106" calcext:value-type="float">
            <text:p>11.3819228886106</text:p>
          </table:table-cell>
          <table:table-cell/>
          <table:table-cell office:value-type="float" office:value="57.9334" calcext:value-type="float">
            <text:p>57.9334</text:p>
          </table:table-cell>
          <table:table-cell table:style-name="ce66" table:formula="of:=1000/[.D9]" office:value-type="float" office:value="17.2811906049079" calcext:value-type="float">
            <text:p>17.2811906049079</text:p>
          </table:table-cell>
          <table:table-cell table:number-columns-repeated="2"/>
          <table:table-cell table:style-name="ce71"/>
          <table:table-cell table:number-columns-repeated="2"/>
          <table:table-cell table:style-name="ce71"/>
        </table:table-row>
        <table:table-row table:style-name="ro3">
          <table:table-cell office:value-type="float" office:value="87.7808" calcext:value-type="float">
            <text:p>87.7808</text:p>
          </table:table-cell>
          <table:table-cell table:number-columns-repeated="2"/>
          <table:table-cell office:value-type="float" office:value="57.9049" calcext:value-type="float">
            <text:p>57.9049</text:p>
          </table:table-cell>
          <table:table-cell table:number-columns-repeated="7"/>
        </table:table-row>
        <table:table-row table:style-name="ro3">
          <table:table-cell office:value-type="float" office:value="87.818" calcext:value-type="float">
            <text:p>87.818</text:p>
          </table:table-cell>
          <table:table-cell table:number-columns-repeated="2"/>
          <table:table-cell office:value-type="float" office:value="57.8764" calcext:value-type="float">
            <text:p>57.8764</text:p>
          </table:table-cell>
          <table:table-cell table:number-columns-repeated="7"/>
        </table:table-row>
        <table:table-row table:style-name="ro3">
          <table:table-cell office:value-type="float" office:value="87.8838" calcext:value-type="float">
            <text:p>87.8838</text:p>
          </table:table-cell>
          <table:table-cell table:number-columns-repeated="2"/>
          <table:table-cell office:value-type="float" office:value="57.8721" calcext:value-type="float">
            <text:p>57.8721</text:p>
          </table:table-cell>
          <table:table-cell table:number-columns-repeated="7"/>
        </table:table-row>
        <table:table-row table:style-name="ro3">
          <table:table-cell office:value-type="float" office:value="87.9111" calcext:value-type="float">
            <text:p>87.9111</text:p>
          </table:table-cell>
          <table:table-cell table:number-columns-repeated="2"/>
          <table:table-cell office:value-type="float" office:value="57.8535" calcext:value-type="float">
            <text:p>57.8535</text:p>
          </table:table-cell>
          <table:table-cell table:number-columns-repeated="7"/>
        </table:table-row>
        <table:table-row table:style-name="ro3">
          <table:table-cell office:value-type="float" office:value="87.5333" calcext:value-type="float">
            <text:p>87.5333</text:p>
          </table:table-cell>
          <table:table-cell table:number-columns-repeated="2"/>
          <table:table-cell office:value-type="float" office:value="57.758" calcext:value-type="float">
            <text:p>57.758</text:p>
          </table:table-cell>
          <table:table-cell table:number-columns-repeated="7"/>
        </table:table-row>
        <table:table-row table:style-name="ro3">
          <table:table-cell table:style-name="ce65" table:formula="of:=AVERAGE([.A3:.A8])" office:value-type="float" office:value="87.8586166666667" calcext:value-type="float">
            <text:p>87.8586166666667</text:p>
          </table:table-cell>
          <table:table-cell table:number-columns-repeated="2"/>
          <table:table-cell table:style-name="ce68" table:formula="of:=AVERAGE([.D3:.D8])" office:value-type="float" office:value="57.8663833333333" calcext:value-type="float">
            <text:p>57.8663833333333</text:p>
          </table:table-cell>
          <table:table-cell table:number-columns-repeated="2"/>
          <table:table-cell table:style-name="ce70"/>
          <table:table-cell table:number-columns-repeated="2"/>
          <table:table-cell table:style-name="ce6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 number:title="Current (mobile)">
      <number:number number:decimal-places="3" number:min-decimal-places="3" number:min-integer-digits="0"/>
      <number:text> mA</number:text>
    </number:number-style>
    <number:number-style style:name="N131" number:title="FPS">
      <number:number number:decimal-places="1" number:min-decimal-places="1" number:min-integer-digits="0"/>
      <number:text> FPS</number:text>
    </number:number-style>
    <number:number-style style:name="N132" number:title="Temperature (mobile)">
      <number:number number:decimal-places="1" number:min-decimal-places="1" number:min-integer-digits="0"/>
      <number:text> °C</number:text>
    </number:number-style>
    <number:number-style style:name="N133">
      <number:number number:decimal-places="0" number:min-decimal-places="0" number:min-integer-digits="0"/>
      <number:text> sec</number:text>
    </number:number-style>
    <number:number-style style:name="N134">
      <number:number number:decimal-places="2" number:min-decimal-places="2" number:min-integer-digits="0"/>
      <number:text> sec</number:text>
    </number:number-style>
    <number:number-style style:name="N135">
      <number:number number:decimal-places="0" number:min-decimal-places="0" number:min-integer-digits="0"/>
      <number:text> Mb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1:08:56.0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shido Matazuki</meta:initial-creator>
    <meta:creation-date>2020-04-16T12:46:23.89</meta:creation-date>
    <meta:generator>LibreOffice/24.8.4.2$Windows_X86_64 LibreOffice_project/bb3cfa12c7b1bf994ecc5649a80400d06cd71002</meta:generator>
    <dc:date>2025-02-23T12:52:03.322000000</dc:date>
    <meta:editing-duration>PT8H37M58S</meta:editing-duration>
    <meta:editing-cycles>29</meta:editing-cycles>
    <meta:document-statistic meta:table-count="5" meta:cell-count="300" meta:object-count="0"/>
  </office:meta>
</office:document-meta>
</file>